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ão otimizado" table:style-name="ta1">
        <table:shapes>
          <draw:frame draw:z-index="0" draw:style-name="gr1" draw:text-style-name="P1" svg:width="15.999cm" svg:height="8.999cm" svg:x="11.911cm" svg:y="18.294cm">
            <draw:object draw:notify-on-update-of-ranges="'não otimizado'.A15:'não otimizado'.A26 'não otimizado'.B15:'não otimizado'.B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847cm" svg:y="0cm">
            <draw:object draw:notify-on-update-of-ranges="'não otimizado'.A2:'não otimizado'.A13 'não otimizado'.B2:'não otimizado'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27.742cm" svg:y="8.929cm">
            <draw:object draw:notify-on-update-of-ranges="'não otimizado'.A28:'não otimizado'.A39 'não otimizado'.B28:'não otimizado'.B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1cm" svg:height="8.996cm" svg:x="28.292cm" svg:y="18.271cm">
            <draw:object draw:notify-on-update-of-ranges="'não otimizado'.A41:'não otimizado'.A52 'não otimizado'.B41:'não otimizado'.B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.009cm" svg:height="8.996cm" svg:x="11.906cm" svg:y="8.997cm">
            <draw:object draw:notify-on-update-of-ranges="'não otimizado'.A54:'não otimizado'.A65 'não otimizado'.B54:'não otimizado'.B6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.01cm" svg:height="8.996cm" svg:x="27.607cm" svg:y="0cm">
            <draw:object draw:notify-on-update-of-ranges="'não otimizado'.A67:'não otimizado'.A78 'não otimizado'.B67:'não otimizado'.B7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2.808cm" svg:height="10.178cm" svg:x="11.595cm" svg:y="27.649cm">
            <draw:object draw:notify-on-update-of-ranges="'não otimizado'.A2:'não otimizado'.A78 'não otimizado'.B2:'não otimizado'.B7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tempo ms</text:p>
          </table:table-cell>
          <table:table-cell office:value-type="string" calcext:value-type="string">
            <text:p>função</text:p>
          </table:table-cell>
          <table:table-cell office:value-type="string" calcext:value-type="string">
            <text:p>paralelo?</text:p>
          </table:table-cell>
          <table:table-cell office:value-type="string" calcext:value-type="string">
            <text:p>dividindo cor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.23" calcext:value-type="float">
            <text:p>1011,23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.834" calcext:value-type="float">
            <text:p>991,834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7.76" calcext:value-type="float">
            <text:p>997,76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5.392" calcext:value-type="float">
            <text:p>935,392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5.686" calcext:value-type="float">
            <text:p>505,686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.818" calcext:value-type="float">
            <text:p>519,818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.587" calcext:value-type="float">
            <text:p>955,587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3.456" calcext:value-type="float">
            <text:p>963,456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.623" calcext:value-type="float">
            <text:p>499,623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7.38" calcext:value-type="float">
            <text:p>3887,38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7.12" calcext:value-type="float">
            <text:p>4067,12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9.31" calcext:value-type="float">
            <text:p>3819,31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18.82" calcext:value-type="float">
            <text:p>4018,82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1.25" calcext:value-type="float">
            <text:p>2291,2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5.87" calcext:value-type="float">
            <text:p>2305,87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7.27" calcext:value-type="float">
            <text:p>3877,27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6.51" calcext:value-type="float">
            <text:p>3816,51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0.54" calcext:value-type="float">
            <text:p>2280,54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4.21" calcext:value-type="float">
            <text:p>1434,21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3.35" calcext:value-type="float">
            <text:p>1473,35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4.68" calcext:value-type="float">
            <text:p>1424,68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1.11" calcext:value-type="float">
            <text:p>1451,11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8.09" calcext:value-type="float">
            <text:p>1028,09</text:p>
          </table:table-cell>
          <table:table-cell office:value-type="string" calcext:value-type="string">
            <text:p>fpchur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.09" calcext:value-type="float">
            <text:p>1026,09</text:p>
          </table:table-cell>
          <table:table-cell office:value-type="string" calcext:value-type="string">
            <text:p>fpchur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2.61" calcext:value-type="float">
            <text:p>1382,61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4.81" calcext:value-type="float">
            <text:p>1374,81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2.77" calcext:value-type="float">
            <text:p>1022,77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4.89" calcext:value-type="float">
            <text:p>2984,89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7.16" calcext:value-type="float">
            <text:p>2997,16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70.18" calcext:value-type="float">
            <text:p>2770,18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7.71" calcext:value-type="float">
            <text:p>2797,71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8.28" calcext:value-type="float">
            <text:p>1358,28</text:p>
          </table:table-cell>
          <table:table-cell office:value-type="string" calcext:value-type="string">
            <text:p>std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1.75" calcext:value-type="float">
            <text:p>1361,75</text:p>
          </table:table-cell>
          <table:table-cell office:value-type="string" calcext:value-type="string">
            <text:p>std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8.45" calcext:value-type="float">
            <text:p>2758,45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5.79" calcext:value-type="float">
            <text:p>2745,79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1.75" calcext:value-type="float">
            <text:p>1321,75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8.32" calcext:value-type="float">
            <text:p>1048,32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6.88" calcext:value-type="float">
            <text:p>1016,88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4.77" calcext:value-type="float">
            <text:p>1044,77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3.7" calcext:value-type="float">
            <text:p>1003,7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.263" calcext:value-type="float">
            <text:p>499,263</text:p>
          </table:table-cell>
          <table:table-cell office:value-type="string" calcext:value-type="string">
            <text:p>unroll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.264" calcext:value-type="float">
            <text:p>500,264</text:p>
          </table:table-cell>
          <table:table-cell office:value-type="string" calcext:value-type="string">
            <text:p>unroll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8.295" calcext:value-type="float">
            <text:p>988,295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3.72" calcext:value-type="float">
            <text:p>1003,72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2.555" calcext:value-type="float">
            <text:p>482,555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0.868" calcext:value-type="float">
            <text:p>850,868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.963" calcext:value-type="float">
            <text:p>876,963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2.149" calcext:value-type="float">
            <text:p>822,149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7.217" calcext:value-type="float">
            <text:p>857,217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.428" calcext:value-type="float">
            <text:p>444,428</text:p>
          </table:table-cell>
          <table:table-cell office:value-type="string" calcext:value-type="string">
            <text:p>unroll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.217" calcext:value-type="float">
            <text:p>450,217</text:p>
          </table:table-cell>
          <table:table-cell office:value-type="string" calcext:value-type="string">
            <text:p>unroll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9.093" calcext:value-type="float">
            <text:p>829,093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6.173" calcext:value-type="float">
            <text:p>816,173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294" calcext:value-type="float">
            <text:p>438,294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n</text:p>
          </table:table-cell>
        </table:table-row>
      </table:table>
      <table:table table:name="otimizado" table:style-name="ta1">
        <table:shapes>
          <draw:frame draw:z-index="0" draw:style-name="gr1" draw:text-style-name="P1" svg:width="15.999cm" svg:height="8.999cm" svg:x="12.109cm" svg:y="0.377cm">
            <draw:object draw:notify-on-update-of-ranges="otimizado.A2:otimizado.A13 otimizado.B2:otimizado.B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8.293cm" svg:y="0.099cm">
            <draw:object draw:notify-on-update-of-ranges="otimizado.A15:otimizado.A26 otimizado.B15:otimizado.B2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12.109cm" svg:y="9.762cm">
            <draw:object draw:notify-on-update-of-ranges="otimizado.A28:otimizado.A39 otimizado.B28:otimizado.B3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6.012cm" svg:height="8.996cm" svg:x="28.672cm" svg:y="9.83cm">
            <draw:object draw:notify-on-update-of-ranges="otimizado.A2:otimizado.A39 otimizado.B2:otimizado.B3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tempo ms</text:p>
          </table:table-cell>
          <table:table-cell office:value-type="string" calcext:value-type="string">
            <text:p>função</text:p>
          </table:table-cell>
          <table:table-cell office:value-type="string" calcext:value-type="string">
            <text:p>paralelo?</text:p>
          </table:table-cell>
          <table:table-cell office:value-type="string" calcext:value-type="string">
            <text:p>dividindo cor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.031" calcext:value-type="float">
            <text:p>173,031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.896" calcext:value-type="float">
            <text:p>201,896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.829" calcext:value-type="float">
            <text:p>194,829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128" calcext:value-type="float">
            <text:p>179,128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.963" calcext:value-type="float">
            <text:p>160,963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.99" calcext:value-type="float">
            <text:p>161,99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.805" calcext:value-type="float">
            <text:p>168,805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.122" calcext:value-type="float">
            <text:p>168,122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.748" calcext:value-type="float">
            <text:p>157,748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.598" calcext:value-type="float">
            <text:p>147,598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.177" calcext:value-type="float">
            <text:p>157,177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.945" calcext:value-type="float">
            <text:p>155,945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.137" calcext:value-type="float">
            <text:p>137,137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0582" calcext:value-type="float">
            <text:p>83,0582</text:p>
          </table:table-cell>
          <table:table-cell office:value-type="string" calcext:value-type="string">
            <text:p>unroll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221" calcext:value-type="float">
            <text:p>83,9221</text:p>
          </table:table-cell>
          <table:table-cell office:value-type="string" calcext:value-type="string">
            <text:p>unroll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.516" calcext:value-type="float">
            <text:p>113,516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.464" calcext:value-type="float">
            <text:p>112,464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6363" calcext:value-type="float">
            <text:p>61,6363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.003" calcext:value-type="float">
            <text:p>151,003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.62" calcext:value-type="float">
            <text:p>160,62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.347" calcext:value-type="float">
            <text:p>159,347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.568" calcext:value-type="float">
            <text:p>135,568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2705" calcext:value-type="float">
            <text:p>83,2705</text:p>
          </table:table-cell>
          <table:table-cell office:value-type="string" calcext:value-type="string">
            <text:p>unroll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.7811" calcext:value-type="float">
            <text:p>81,7811</text:p>
          </table:table-cell>
          <table:table-cell office:value-type="string" calcext:value-type="string">
            <text:p>unroll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.314" calcext:value-type="float">
            <text:p>113,314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.598" calcext:value-type="float">
            <text:p>110,598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.4725" calcext:value-type="float">
            <text:p>63,4725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o </meta:initial-creator>
    <meta:creation-date>2016-11-26T09:53:03.191962500</meta:creation-date>
    <dc:date>2016-11-26T11:33:07.592442464</dc:date>
    <dc:creator>Iago </dc:creator>
    <meta:editing-duration>PT1H34M27S</meta:editing-duration>
    <meta:editing-cycles>21</meta:editing-cycles>
    <meta:generator>LibreOffice/4.2.8.2$Linux_X86_64 LibreOffice_project/420m0$Build-2</meta:generator>
    <meta:document-statistic meta:table-count="2" meta:cell-count="41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Tempo de execução (seno)</text:p>
        </chart:title>
        <chart:plot-area chart:style-name="ch3" table:cell-range-address="'não otimizado'.A15:'não otimizado'.B26" chart:data-source-has-labels="both" svg:x="1.331cm" svg:y="1.301cm" svg:width="14.349cm" svg:height="6.538cm">
          <chartooo:coordinate-region svg:x="2.323cm" svg:y="1.5cm" svg:width="13.357cm" svg:height="5.692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'não otimizado'.A15:'não otimizado'.A26"/>
          </chart:axis>
          <chart:axis chart:dimension="y" chart:name="primary-y" chart:style-name="ch6">
            <chart:title svg:x="0.451cm" svg:y="5.619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15:'não otimizado'.B26" chart:label-cell-address="processador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ador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15:'não otimizado'.A26</svg:desc>
                </draw:g>
              </table:table-cell>
              <table:table-cell office:value-type="float" office:value="3887.38">
                <text:p>3887.38</text:p>
                <draw:g>
                  <svg:desc>'não otimizado'.B15:'não otimizado'.B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67.12">
                <text:p>4067.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19.31">
                <text:p>3819.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18.82">
                <text:p>4018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291.25">
                <text:p>2291.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05.87">
                <text:p>2305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77.27">
                <text:p>3877.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16.51">
                <text:p>3816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280.54">
                <text:p>2280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8.997cm" xlink:href=".." xlink:type="simple" chart:class="chart:bar" chart:style-name="ch1">
        <chart:title svg:x="5.952cm" svg:y="0.315cm" chart:style-name="ch2">
          <text:p>Tempo de execução</text:p>
        </chart:title>
        <chart:legend chart:legend-position="end" svg:x="13.856cm" svg:y="4.199cm" style:legend-expansion="high" chart:style-name="ch3"/>
        <chart:plot-area chart:style-name="ch4" table:cell-range-address="otimizado.A2:otimizado.B39" chart:data-source-has-labels="column" svg:x="1.331cm" svg:y="1.299cm" svg:width="12.205cm" svg:height="6.538cm">
          <chartooo:coordinate-region svg:x="2.138cm" svg:y="1.498cm" svg:width="11.398cm" svg:height="5.692cm"/>
          <chart:axis chart:dimension="x" chart:name="primary-x" chart:style-name="ch5" chartooo:axis-type="auto">
            <chartooo:date-scale/>
            <chart:title svg:x="6.86cm" svg:y="8.016cm" chart:style-name="ch6">
              <text:p>Thread</text:p>
            </chart:title>
            <chart:categories table:cell-range-address="otimizado.A2:otimizado.A39"/>
          </chart:axis>
          <chart:axis chart:dimension="y" chart:name="primary-y" chart:style-name="ch7">
            <chart:title svg:x="0.451cm" svg:y="5.617cm" chart:style-name="ch8">
              <text:p>Tempo em ms</text:p>
            </chart:title>
            <chart:grid chart:style-name="ch9" chart:class="major"/>
          </chart:axis>
          <chart:series chart:style-name="ch10" chart:values-cell-range-address="otimizado.B2:otimizado.B39" chart:class="chart:ba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timizado.A2:otimizado.A39</svg:desc>
                </draw:g>
              </table:table-cell>
              <table:table-cell office:value-type="float" office:value="173.031">
                <text:p>173.031</text:p>
                <draw:g>
                  <svg:desc>otimizado.B2:otimizado.B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1.896">
                <text:p>201.8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4.829">
                <text:p>194.8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128">
                <text:p>179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0.963">
                <text:p>160.96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1.99">
                <text:p>16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8.805">
                <text:p>168.8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8.122">
                <text:p>168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7.748">
                <text:p>157.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47.598">
                <text:p>147.59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7.177">
                <text:p>157.1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5.945">
                <text:p>155.9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7.137">
                <text:p>137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3.0582">
                <text:p>83.058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3.9221">
                <text:p>83.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3.516">
                <text:p>113.5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2.464">
                <text:p>112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1.6363">
                <text:p>61.6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1.003">
                <text:p>151.00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0.62">
                <text:p>16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9.347">
                <text:p>159.3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5.568">
                <text:p>135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3.2705">
                <text:p>83.270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1.7811">
                <text:p>81.7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3.314">
                <text:p>113.3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0.598">
                <text:p>110.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3.4725">
                <text:p>63.47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809cm" svg:height="10.179cm" xlink:href=".." xlink:type="simple" chart:class="chart:bar" chart:style-name="ch1">
        <chart:title svg:x="14.35cm" svg:y="0.339cm" chart:style-name="ch2">
          <text:p>Tempo de execução</text:p>
        </chart:title>
        <chart:plot-area chart:style-name="ch3" table:cell-range-address="'não otimizado'.A2:'não otimizado'.B78" chart:data-source-has-labels="column" svg:x="1.667cm" svg:y="1.347cm" svg:width="30.486cm" svg:height="7.648cm">
          <chartooo:coordinate-region svg:x="2.659cm" svg:y="1.546cm" svg:width="29.494cm" svg:height="6.802cm"/>
          <chart:axis chart:dimension="x" chart:name="primary-x" chart:style-name="ch4" chartooo:axis-type="auto">
            <chartooo:date-scale/>
            <chart:title svg:x="13.188cm" svg:y="9.198cm" chart:style-name="ch5">
              <text:p>accum / seno / fpchurn / stdaccum / unroll4 / unroll8</text:p>
            </chart:title>
            <chart:categories table:cell-range-address="'não otimizado'.A2:'não otimizado'.A78"/>
          </chart:axis>
          <chart:axis chart:dimension="y" chart:name="primary-y" chart:style-name="ch6">
            <chart:title svg:x="0.451cm" svg:y="6.22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2:'não otimizado'.B78" chart:class="chart:bar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2:'não otimizado'.A78</svg:desc>
                </draw:g>
              </table:table-cell>
              <table:table-cell office:value-type="float" office:value="1011.23">
                <text:p>1011.23</text:p>
                <draw:g>
                  <svg:desc>'não otimizado'.B2:'não otimizado'.B7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1.834">
                <text:p>991.83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7.76">
                <text:p>997.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35.392">
                <text:p>935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05.686">
                <text:p>505.6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19.818">
                <text:p>519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55.587">
                <text:p>955.58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63.456">
                <text:p>963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9.623">
                <text:p>499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87.38">
                <text:p>3887.3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67.12">
                <text:p>4067.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19.31">
                <text:p>3819.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18.82">
                <text:p>4018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291.25">
                <text:p>2291.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05.87">
                <text:p>2305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77.27">
                <text:p>3877.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16.51">
                <text:p>3816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280.54">
                <text:p>228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434.21">
                <text:p>1434.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73.35">
                <text:p>1473.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24.68">
                <text:p>1424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51.11">
                <text:p>145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28.09">
                <text:p>1028.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26.09">
                <text:p>1026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82.61">
                <text:p>1382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74.81">
                <text:p>1374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22.77">
                <text:p>1022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984.89">
                <text:p>2984.8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997.16">
                <text:p>2997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70.18">
                <text:p>2770.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97.71">
                <text:p>279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58.28">
                <text:p>1358.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61.75">
                <text:p>136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758.45">
                <text:p>2758.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45.79">
                <text:p>2745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21.75">
                <text:p>132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48.32">
                <text:p>1048.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16.88">
                <text:p>1016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44.77">
                <text:p>1044.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03.7">
                <text:p>100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9.263">
                <text:p>499.26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00.264">
                <text:p>500.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88.295">
                <text:p>988.2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3.72">
                <text:p>1003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82.555">
                <text:p>482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50.868">
                <text:p>850.86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76.963">
                <text:p>876.9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22.149">
                <text:p>822.1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57.217">
                <text:p>857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44.428">
                <text:p>444.4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0.217">
                <text:p>450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29.093">
                <text:p>829.0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16.173">
                <text:p>816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38.294">
                <text:p>438.2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Tempo de execução (acumulador)</text:p>
        </chart:title>
        <chart:plot-area chart:style-name="ch3" table:cell-range-address="'não otimizado'.A2:'não otimizado'.B13" chart:data-source-has-labels="column" svg:x="1.331cm" svg:y="1.301cm" svg:width="14.349cm" svg:height="6.538cm">
          <chartooo:coordinate-region svg:x="2.323cm" svg:y="1.5cm" svg:width="13.357cm" svg:height="5.692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'não otimizado'.A2:'não otimizado'.A13"/>
          </chart:axis>
          <chart:axis chart:dimension="y" chart:name="primary-y" chart:style-name="ch6">
            <chart:title svg:x="0.451cm" svg:y="5.619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2:'não otimizado'.B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2:'não otimizado'.A13</svg:desc>
                </draw:g>
              </table:table-cell>
              <table:table-cell office:value-type="float" office:value="1011.23">
                <text:p>1011.23</text:p>
                <draw:g>
                  <svg:desc>'não otimizado'.B2:'não otimizado'.B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1.834">
                <text:p>991.83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7.76">
                <text:p>997.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35.392">
                <text:p>935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05.686">
                <text:p>505.6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19.818">
                <text:p>519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55.587">
                <text:p>955.58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63.456">
                <text:p>963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9.623">
                <text:p>499.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979cm" svg:y="0.316cm" chart:style-name="ch2">
          <text:p>Tempo de execução (fpchurn)</text:p>
        </chart:title>
        <chart:plot-area chart:style-name="ch3" table:cell-range-address="'não otimizado'.A28:'não otimizado'.B39" chart:data-source-has-labels="column" svg:x="1.33cm" svg:y="1.301cm" svg:width="14.349cm" svg:height="6.544cm">
          <chartooo:coordinate-region svg:x="2.322cm" svg:y="1.5cm" svg:width="13.357cm" svg:height="5.698cm"/>
          <chart:axis chart:dimension="x" chart:name="primary-x" chart:style-name="ch4" chartooo:axis-type="auto">
            <chartooo:date-scale/>
            <chart:title svg:x="7.931cm" svg:y="8.025cm" chart:style-name="ch5">
              <text:p>Thread</text:p>
            </chart:title>
            <chart:categories table:cell-range-address="'não otimizado'.A28:'não otimizado'.A39"/>
          </chart:axis>
          <chart:axis chart:dimension="y" chart:name="primary-y" chart:style-name="ch6">
            <chart:title svg:x="0.451cm" svg:y="5.622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28:'não otimizado'.B3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28:'não otimizado'.A39</svg:desc>
                </draw:g>
              </table:table-cell>
              <table:table-cell office:value-type="float" office:value="1434.21">
                <text:p>1434.21</text:p>
                <draw:g>
                  <svg:desc>'não otimizado'.B28:'não otimizado'.B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73.35">
                <text:p>1473.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24.68">
                <text:p>1424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51.11">
                <text:p>145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28.09">
                <text:p>1028.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26.09">
                <text:p>1026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82.61">
                <text:p>1382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74.81">
                <text:p>1374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22.77">
                <text:p>1022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title svg:x="4.76cm" svg:y="0.315cm" chart:style-name="ch2">
          <text:p>Tempo de execução (stdaccum)</text:p>
        </chart:title>
        <chart:plot-area chart:style-name="ch3" table:cell-range-address="'não otimizado'.A41:'não otimizado'.B52" chart:data-source-has-labels="column" svg:x="1.331cm" svg:y="1.299cm" svg:width="14.36cm" svg:height="6.538cm">
          <chartooo:coordinate-region svg:x="2.323cm" svg:y="1.498cm" svg:width="13.368cm" svg:height="5.692cm"/>
          <chart:axis chart:dimension="x" chart:name="primary-x" chart:style-name="ch4" chartooo:axis-type="auto">
            <chartooo:date-scale/>
            <chart:title svg:x="7.938cm" svg:y="8.016cm" chart:style-name="ch5">
              <text:p>Thread</text:p>
            </chart:title>
            <chart:categories table:cell-range-address="'não otimizado'.A41:'não otimizado'.A52"/>
          </chart:axis>
          <chart:axis chart:dimension="y" chart:name="primary-y" chart:style-name="ch6">
            <chart:title svg:x="0.451cm" svg:y="5.617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41:'não otimizado'.B5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41:'não otimizado'.A52</svg:desc>
                </draw:g>
              </table:table-cell>
              <table:table-cell office:value-type="float" office:value="2984.89">
                <text:p>2984.89</text:p>
                <draw:g>
                  <svg:desc>'não otimizado'.B41:'não otimizado'.B5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997.16">
                <text:p>2997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70.18">
                <text:p>2770.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97.71">
                <text:p>279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58.28">
                <text:p>1358.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61.75">
                <text:p>136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758.45">
                <text:p>2758.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45.79">
                <text:p>2745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21.75">
                <text:p>1321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bar" chart:style-name="ch1">
        <chart:title svg:x="5.064cm" svg:y="0.315cm" chart:style-name="ch2">
          <text:p>Tempo de execução (unroll4)</text:p>
        </chart:title>
        <chart:plot-area chart:style-name="ch3" table:cell-range-address="'não otimizado'.A54:'não otimizado'.B65" chart:data-source-has-labels="column" svg:x="1.331cm" svg:y="1.299cm" svg:width="14.359cm" svg:height="6.538cm">
          <chartooo:coordinate-region svg:x="2.323cm" svg:y="1.498cm" svg:width="13.367cm" svg:height="5.692cm"/>
          <chart:axis chart:dimension="x" chart:name="primary-x" chart:style-name="ch4" chartooo:axis-type="auto">
            <chartooo:date-scale/>
            <chart:title svg:x="7.937cm" svg:y="8.016cm" chart:style-name="ch5">
              <text:p>Thread</text:p>
            </chart:title>
            <chart:categories table:cell-range-address="'não otimizado'.A54:'não otimizado'.A65"/>
          </chart:axis>
          <chart:axis chart:dimension="y" chart:name="primary-y" chart:style-name="ch6">
            <chart:title svg:x="0.451cm" svg:y="5.617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54:'não otimizado'.B6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54:'não otimizado'.A65</svg:desc>
                </draw:g>
              </table:table-cell>
              <table:table-cell office:value-type="float" office:value="1048.32">
                <text:p>1048.32</text:p>
                <draw:g>
                  <svg:desc>'não otimizado'.B54:'não otimizado'.B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16.88">
                <text:p>1016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44.77">
                <text:p>1044.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03.7">
                <text:p>100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9.263">
                <text:p>499.26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00.264">
                <text:p>500.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88.295">
                <text:p>988.2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3.72">
                <text:p>1003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82.555">
                <text:p>482.5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title svg:x="5.064cm" svg:y="0.315cm" chart:style-name="ch2">
          <text:p>Tempo de execução (unroll8)</text:p>
        </chart:title>
        <chart:plot-area chart:style-name="ch3" table:cell-range-address="'não otimizado'.A67:'não otimizado'.B78" chart:data-source-has-labels="column" svg:x="1.331cm" svg:y="1.299cm" svg:width="14.36cm" svg:height="6.538cm">
          <chartooo:coordinate-region svg:x="2.323cm" svg:y="1.498cm" svg:width="13.368cm" svg:height="5.692cm"/>
          <chart:axis chart:dimension="x" chart:name="primary-x" chart:style-name="ch4" chartooo:axis-type="auto">
            <chartooo:date-scale/>
            <chart:title svg:x="7.938cm" svg:y="8.016cm" chart:style-name="ch5">
              <text:p>Thread</text:p>
            </chart:title>
            <chart:categories table:cell-range-address="'não otimizado'.A67:'não otimizado'.A78"/>
          </chart:axis>
          <chart:axis chart:dimension="y" chart:name="primary-y" chart:style-name="ch6">
            <chart:title svg:x="0.451cm" svg:y="5.617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67:'não otimizado'.B78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67:'não otimizado'.A78</svg:desc>
                </draw:g>
              </table:table-cell>
              <table:table-cell office:value-type="float" office:value="850.868">
                <text:p>850.868</text:p>
                <draw:g>
                  <svg:desc>'não otimizado'.B67:'não otimizado'.B7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76.963">
                <text:p>876.9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22.149">
                <text:p>822.1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57.217">
                <text:p>857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44.428">
                <text:p>444.4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0.217">
                <text:p>450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29.093">
                <text:p>829.0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16.173">
                <text:p>816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38.294">
                <text:p>438.2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Tempo de execução (accum)</text:p>
        </chart:title>
        <chart:plot-area chart:style-name="ch3" table:cell-range-address="otimizado.A2:otimizado.B13" chart:data-source-has-labels="column" svg:x="1.331cm" svg:y="1.301cm" svg:width="14.349cm" svg:height="6.538cm">
          <chartooo:coordinate-region svg:x="2.138cm" svg:y="1.5cm" svg:width="13.542cm" svg:height="5.692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otimizado.A2:otimizado.A13"/>
          </chart:axis>
          <chart:axis chart:dimension="y" chart:name="primary-y" chart:style-name="ch6">
            <chart:title svg:x="0.451cm" svg:y="5.619cm" chart:style-name="ch7">
              <text:p>Tempo em ms</text:p>
            </chart:title>
            <chart:grid chart:style-name="ch8" chart:class="major"/>
          </chart:axis>
          <chart:series chart:style-name="ch9" chart:values-cell-range-address="otimizado.B2:otimizado.B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timizado.A2:otimizado.A13</svg:desc>
                </draw:g>
              </table:table-cell>
              <table:table-cell office:value-type="float" office:value="173.031">
                <text:p>173.031</text:p>
                <draw:g>
                  <svg:desc>otimizado.B2:otimizado.B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1.896">
                <text:p>201.8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4.829">
                <text:p>194.8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128">
                <text:p>179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0.963">
                <text:p>160.96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1.99">
                <text:p>16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8.805">
                <text:p>168.8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8.122">
                <text:p>168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7.748">
                <text:p>157.7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Tempo de execução (unroll4)</text:p>
        </chart:title>
        <chart:plot-area chart:style-name="ch3" table:cell-range-address="otimizado.A15:otimizado.B26" chart:data-source-has-labels="column" svg:x="0.32cm" svg:y="1.301cm" svg:width="15.36cm" svg:height="7.519cm">
          <chartooo:coordinate-region svg:x="1.127cm" svg:y="1.5cm" svg:width="14.553cm" svg:height="6.673cm"/>
          <chart:axis chart:dimension="x" chart:name="primary-x" chart:style-name="ch4" chartooo:axis-type="auto">
            <chartooo:date-scale/>
            <chart:categories table:cell-range-address="otimizado.A15:otimizado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timizado.B15:otimizado.B26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timizado.A15:otimizado.A26</svg:desc>
                </draw:g>
              </table:table-cell>
              <table:table-cell office:value-type="float" office:value="147.598">
                <text:p>147.598</text:p>
                <draw:g>
                  <svg:desc>otimizado.B15:otimizado.B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7.177">
                <text:p>157.1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5.945">
                <text:p>155.9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7.137">
                <text:p>137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3.0582">
                <text:p>83.058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3.9221">
                <text:p>83.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3.516">
                <text:p>113.5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2.464">
                <text:p>112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1.6363">
                <text:p>61.63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Tempo de execução (unroll8)</text:p>
        </chart:title>
        <chart:plot-area chart:style-name="ch3" table:cell-range-address="otimizado.A28:otimizado.B39" chart:data-source-has-labels="column" svg:x="1.331cm" svg:y="1.301cm" svg:width="14.349cm" svg:height="6.538cm">
          <chartooo:coordinate-region svg:x="2.138cm" svg:y="1.5cm" svg:width="13.542cm" svg:height="5.692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otimizado.A28:otimizado.A39"/>
          </chart:axis>
          <chart:axis chart:dimension="y" chart:name="primary-y" chart:style-name="ch6">
            <chart:title svg:x="0.451cm" svg:y="5.619cm" chart:style-name="ch7">
              <text:p>Tempo em ms</text:p>
            </chart:title>
            <chart:grid chart:style-name="ch8" chart:class="major"/>
          </chart:axis>
          <chart:series chart:style-name="ch9" chart:values-cell-range-address="otimizado.B28:otimizado.B3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timizado.A28:otimizado.A39</svg:desc>
                </draw:g>
              </table:table-cell>
              <table:table-cell office:value-type="float" office:value="151.003">
                <text:p>151.003</text:p>
                <draw:g>
                  <svg:desc>otimizado.B28:otimizado.B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0.62">
                <text:p>16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9.347">
                <text:p>159.3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5.568">
                <text:p>135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3.2705">
                <text:p>83.270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1.7811">
                <text:p>81.7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3.314">
                <text:p>113.3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0.598">
                <text:p>110.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3.4725">
                <text:p>63.47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